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d95c9"/>
    </style:style>
    <style:style style:name="P2" style:family="paragraph" style:parent-style-name="Standard">
      <style:paragraph-properties fo:text-align="start" style:justify-single-word="false"/>
      <style:text-properties style:font-name="Consolas" fo:font-size="6pt" officeooo:rsid="000f160d" officeooo:paragraph-rsid="000f160d" style:font-size-asian="6pt" style:font-size-complex="6pt" style:language-complex="th" style:country-complex="TH"/>
    </style:style>
    <style:style style:name="P3" style:family="paragraph" style:parent-style-name="Standard">
      <style:paragraph-properties fo:text-align="start" style:justify-single-word="false"/>
      <style:text-properties style:font-name="Consolas" fo:font-size="6pt" officeooo:rsid="000f160d" officeooo:paragraph-rsid="001d95c9" style:font-size-asian="6pt" style:font-size-complex="6pt" style:language-complex="th" style:country-complex="TH"/>
    </style:style>
    <style:style style:name="P4" style:family="paragraph" style:parent-style-name="Standard">
      <style:paragraph-properties fo:text-align="start" style:justify-single-word="false"/>
      <style:text-properties style:font-name="Consolas" fo:font-size="6pt" officeooo:paragraph-rsid="000fc788" style:font-size-asian="6pt" style:font-size-complex="6pt"/>
    </style:style>
    <style:style style:name="P5" style:family="paragraph" style:parent-style-name="Standard">
      <style:paragraph-properties fo:text-align="start" style:justify-single-word="false"/>
      <style:text-properties style:font-name="Consolas" fo:font-size="6pt" officeooo:paragraph-rsid="0012c836" style:font-size-asian="6pt" style:font-size-complex="6pt"/>
    </style:style>
    <style:style style:name="P6" style:family="paragraph" style:parent-style-name="Standard">
      <style:paragraph-properties fo:text-align="start" style:justify-single-word="false"/>
      <style:text-properties style:font-name="Consolas" fo:font-size="6pt" officeooo:paragraph-rsid="001489a5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style:font-name="Consolas" fo:font-size="6pt" officeooo:paragraph-rsid="00158789" style:font-size-asian="6pt" style:font-size-complex="6pt"/>
    </style:style>
    <style:style style:name="P8" style:family="paragraph" style:parent-style-name="Standard">
      <style:paragraph-properties fo:text-align="start" style:justify-single-word="false"/>
      <style:text-properties style:font-name="Consolas" fo:font-size="6pt" officeooo:paragraph-rsid="00183145" style:font-size-asian="6pt" style:font-size-complex="6pt"/>
    </style:style>
    <style:style style:name="P9" style:family="paragraph" style:parent-style-name="Standard">
      <style:paragraph-properties fo:text-align="start" style:justify-single-word="false"/>
      <style:text-properties style:font-name="Consolas" fo:font-size="6pt" officeooo:paragraph-rsid="001d15a5" style:font-size-asian="6pt" style:font-size-complex="6pt"/>
    </style:style>
    <style:style style:name="P10" style:family="paragraph" style:parent-style-name="Standard">
      <style:paragraph-properties fo:text-align="start" style:justify-single-word="false"/>
      <style:text-properties style:font-name="Consolas" fo:font-size="6pt" officeooo:paragraph-rsid="001d95c9" style:font-size-asian="6pt" style:font-size-complex="6pt"/>
    </style:style>
    <style:style style:name="P11" style:family="paragraph" style:parent-style-name="Standard">
      <style:paragraph-properties fo:text-align="start" style:justify-single-word="false"/>
      <style:text-properties style:font-name="Consolas" fo:font-size="6pt" officeooo:paragraph-rsid="001e97ab" style:font-size-asian="6pt" style:font-size-complex="6pt"/>
    </style:style>
    <style:style style:name="P12" style:family="paragraph" style:parent-style-name="Standard">
      <style:paragraph-properties fo:text-align="start" style:justify-single-word="false"/>
      <style:text-properties style:font-name="Consolas" fo:font-size="6pt" officeooo:paragraph-rsid="001f41b8" style:font-size-asian="6pt" style:font-size-complex="6pt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6pt" fo:font-weight="bold" officeooo:rsid="000f160d" officeooo:paragraph-rsid="001d95c9" style:font-size-asian="6pt" style:font-weight-asian="bold" style:font-size-complex="6pt" style:language-complex="th" style:country-complex="TH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14pt" fo:font-weight="bold" officeooo:rsid="000f160d" officeooo:paragraph-rsid="000f160d" style:font-size-asian="14pt" style:font-weight-asian="bold" style:font-size-complex="14pt" style:language-complex="th" style:country-complex="TH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nsolas" fo:font-size="8pt" fo:font-weight="bold" officeooo:rsid="000f160d" officeooo:paragraph-rsid="001d95c9" style:font-size-asian="8pt" style:font-weight-asian="bold" style:font-size-complex="8pt" style:language-complex="th" style:country-complex="TH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nsolas" fo:font-size="6pt" officeooo:paragraph-rsid="001fe641" style:font-size-asian="6pt" style:font-size-complex="6pt"/>
    </style:style>
    <style:style style:name="P17" style:family="paragraph" style:parent-style-name="Standard">
      <style:paragraph-properties fo:text-align="start" style:justify-single-word="false"/>
      <style:text-properties style:font-name="Consolas" fo:font-size="6pt" officeooo:paragraph-rsid="00208111" style:font-size-asian="6pt" style:font-size-complex="6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343e" style:font-weight-asian="bold" style:font-weight-complex="bold"/>
    </style:style>
    <style:style style:name="T4" style:family="text">
      <style:text-properties fo:font-weight="bold" officeooo:rsid="000fc788" style:font-weight-asian="bold" style:font-weight-complex="bold"/>
    </style:style>
    <style:style style:name="T5" style:family="text">
      <style:text-properties fo:font-weight="bold" officeooo:rsid="00112a01" style:font-weight-asian="bold" style:font-weight-complex="bold"/>
    </style:style>
    <style:style style:name="T6" style:family="text">
      <style:text-properties fo:font-weight="bold" officeooo:rsid="001d15a5" style:font-weight-asian="bold" style:font-weight-complex="bold"/>
    </style:style>
    <style:style style:name="T7" style:family="text">
      <style:text-properties fo:font-weight="bold" officeooo:rsid="000f160d" style:font-weight-asian="bold" style:font-weight-complex="bold"/>
    </style:style>
    <style:style style:name="T8" style:family="text">
      <style:text-properties fo:font-weight="bold" officeooo:rsid="000f343e" style:font-weight-asian="bold"/>
    </style:style>
    <style:style style:name="T9" style:family="text">
      <style:text-properties fo:font-weight="bold" officeooo:rsid="000fc788" style:font-weight-asian="bold"/>
    </style:style>
    <style:style style:name="T10" style:family="text">
      <style:text-properties fo:font-weight="bold" officeooo:rsid="00112a01" style:font-weight-asian="bold"/>
    </style:style>
    <style:style style:name="T11" style:family="text">
      <style:text-properties fo:font-weight="bold" style:font-weight-asian="bold" style:language-complex="th" style:country-complex="TH"/>
    </style:style>
    <style:style style:name="T12" style:family="text">
      <style:text-properties fo:font-weight="bold" officeooo:rsid="00112a01" style:font-weight-asian="bold" style:language-complex="th" style:country-complex="TH"/>
    </style:style>
    <style:style style:name="T13" style:family="text">
      <style:text-properties fo:font-weight="bold" officeooo:rsid="00112a01" style:font-weight-asian="bold" style:language-complex="th" style:country-complex="TH" style:font-weight-complex="bold"/>
    </style:style>
    <style:style style:name="T14" style:family="text">
      <style:text-properties fo:font-weight="bold" officeooo:rsid="001d15a5" style:font-weight-asian="bold" style:language-complex="th" style:country-complex="TH"/>
    </style:style>
    <style:style style:name="T15" style:family="text">
      <style:text-properties style:font-name="Consolas" fo:font-size="6pt" style:font-size-asian="6pt" style:font-size-complex="6pt"/>
    </style:style>
    <style:style style:name="T16" style:family="text">
      <style:text-properties style:font-name="Consolas" fo:font-size="6pt" fo:font-weight="bold" style:font-size-asian="6pt" style:font-weight-asian="bold" style:font-size-complex="6pt"/>
    </style:style>
    <style:style style:name="T17" style:family="text">
      <style:text-properties style:font-name="Consolas" fo:font-size="6pt" fo:font-weight="bold" officeooo:rsid="000fc788" style:font-size-asian="6pt" style:font-weight-asian="bold" style:font-size-complex="6pt" style:font-weight-complex="bold"/>
    </style:style>
    <style:style style:name="T18" style:family="text">
      <style:text-properties style:font-name="Consolas" fo:font-size="6pt" fo:font-weight="bold" officeooo:rsid="00112a01" style:font-size-asian="6pt" style:font-weight-asian="bold" style:font-size-complex="6pt" style:font-weight-complex="bold"/>
    </style:style>
    <style:style style:name="T19" style:family="text">
      <style:text-properties style:font-name="Consolas" fo:font-size="6pt" fo:font-weight="bold" officeooo:rsid="001d15a5" style:font-size-asian="6pt" style:font-weight-asian="bold" style:font-size-complex="6pt" style:language-complex="th" style:country-complex="TH" style:font-weight-complex="bold"/>
    </style:style>
    <style:style style:name="T20" style:family="text">
      <style:text-properties style:font-name="Consolas" fo:font-size="6pt" fo:font-weight="bold" officeooo:rsid="00112a01" style:font-size-asian="6pt" style:font-weight-asian="bold" style:font-size-complex="6pt"/>
    </style:style>
    <style:style style:name="T21" style:family="text">
      <style:text-properties style:font-name="Consolas" fo:font-size="6pt" fo:font-weight="normal" officeooo:rsid="000f343e" style:font-size-asian="6pt" style:font-weight-asian="normal" style:font-size-complex="6pt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f343e" style:font-weight-asian="normal" style:font-weight-complex="normal"/>
    </style:style>
    <style:style style:name="T24" style:family="text">
      <style:text-properties fo:font-weight="normal" officeooo:rsid="00112a01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Surface Mount Land Pattern Naming Convention</text:p>
      <text:p text:style-name="P13">............................................................................................................................................................................................................................</text:p>
      <text:p text:style-name="P15">Libraries <text:s text:c="4"/><text:tab/> <text:s/>Component, Category<text:tab/> <text:s text:c="106"/>Land Pattern Name</text:p>
      <text:p text:style-name="P13">(Folder)<text:tab/><text:tab/> <text:s/>(Description)<text:tab/><text:tab/><text:tab/><text:tab/><text:tab/><text:tab/><text:tab/> <text:s text:c="91"/>(Naming Convention)</text:p>
      <text:p text:style-name="P3"><text:span text:style-name="T7">...............</text:span><text:span text:style-name="T2">.............................................................................................................................................................................................................</text:span></text:p>
      <text:p text:style-name="P2"><text:span text:style-name="T2">01.BGA_C-N</text:span> ............ Ball Grid Array’s .................................................................... <text:span text:style-name="T1">BGA </text:span>+ Pin Qty. + <text:span text:style-name="T1">C </text:span>or <text:span text:style-name="T1">N </text:span>+ <text:span text:style-name="T1">P </text:span>Pitch <text:span text:style-name="T1">_ </text:span>Ball Columns <text:span text:style-name="T1">X </text:span>Ball Rows <text:span text:style-name="T1">_ </text:span>Body Length <text:span text:style-name="T1">X </text:span>Width <text:span text:style-name="T1">X </text:span>Height + <text:span text:style-name="T1">B </text:span>Ball Diameter</text:p>
      <text:p text:style-name="P8"><text:span text:style-name="T2">02.BGAD_C-N</text:span> ........... BGA w/Dual Pitch ..................................................... <text:span text:style-name="T1">BGA </text:span>+ Pin Qty. + <text:span text:style-name="T1">C </text:span>or <text:span text:style-name="T1">N </text:span>+ <text:span text:style-name="T1">P </text:span>Col Pitch <text:span text:style-name="T1">X </text:span>Row Pitch <text:span text:style-name="T1">_ </text:span>Ball Columns <text:span text:style-name="T1">X </text:span>Ball Rows <text:span text:style-name="T1">_ </text:span>Body Length <text:span text:style-name="T1">X </text:span>Width <text:span text:style-name="T1">X </text:span>Height + <text:span text:style-name="T1">B </text:span>Ball Diameter</text:p>
      <text:p text:style-name="P8"><text:span text:style-name="T2">03.BGAS_C-N</text:span> ........... BGA w/Staggered Pins ................................................................ <text:span text:style-name="T1">BGAS </text:span>+ Pin Qty. + <text:span text:style-name="T1">C </text:span>or <text:span text:style-name="T1">N </text:span>+ <text:span text:style-name="T1">P </text:span>Pitch <text:span text:style-name="T1">_ </text:span>Ball Columns <text:span text:style-name="T1">X </text:span>Ball Rows <text:span text:style-name="T1">_ </text:span>Body Length <text:span text:style-name="T1">X </text:span>Width <text:span text:style-name="T1">X </text:span>Height + <text:span text:style-name="T1">B </text:span>Ball Diameter</text:p>
      <text:p text:style-name="P8"><text:span text:style-name="T2">04.CAPCAV</text:span> ............. Capacitors, Chip, Array, Concave .............................................................................. <text:span text:style-name="T1">CAPCAV </text:span>+ Pin Qty. + <text:span text:style-name="T1">P </text:span>Pitch <text:span text:style-name="T1">_ </text:span>+ Body Length <text:span text:style-name="T1">X </text:span>Width <text:span text:style-name="T1">X </text:span>Height + <text:span text:style-name="T1">L </text:span>Lead Length <text:span text:style-name="T1">X </text:span>Width</text:p>
      <text:p text:style-name="P8"><text:span text:style-name="T2">05.CAPCAF</text:span> ............. Capacitors, Chip, Array, Flat ................................................................................. <text:span text:style-name="T1">CAPCAF </text:span>+ Pin Qty. + <text:span text:style-name="T1">P </text:span>Pitch <text:span text:style-name="T1">_ </text:span>+ Body Length <text:span text:style-name="T1">X </text:span>Width <text:span text:style-name="T1">X </text:span>Height + <text:span text:style-name="T1">L </text:span>Lead Length <text:span text:style-name="T1">X </text:span>Width</text:p>
      <text:p text:style-name="P8"><text:span text:style-name="T2">06.CAPC</text:span> ............... Capacitors, Chip ............................................................................................................................... <text:span text:style-name="T1">CAPC </text:span>+ Body Length <text:span text:style-name="T1">X </text:span>Width <text:span text:style-name="T1">X </text:span>Height + <text:span text:style-name="T1">L </text:span>Lead Length</text:p>
      <text:p text:style-name="P8"><text:span text:style-name="T2">07.CAPCP</text:span> .............. Capacitors, Polarized, Chip ................................................................................................................... <text:span text:style-name="T1">CAPPC </text:span>+ Body Length <text:span text:style-name="T1">X </text:span>Width <text:span text:style-name="T1">X </text:span>Height + <text:span text:style-name="T1">L </text:span>Lead Length</text:p>
      <text:p text:style-name="P4"><text:span text:style-name="T8">08.</text:span><text:span text:style-name="T1">CAPDFN</text:span><text:span text:style-name="T22"> ............. </text:span>Capacitors, Dual Flat No-lead ........................................................................................................ <text:span text:style-name="T1">CAPDFN </text:span>+ Body Length <text:span text:style-name="T1">X </text:span>Width <text:span text:style-name="T1">X </text:span>Height + <text:span text:style-name="T1">L </text:span>Lead Length <text:span text:style-name="T1">X </text:span>Width</text:p>
      <text:p text:style-name="P4"><text:span text:style-name="T3">09.</text:span><text:span text:style-name="T8">CAPPDFN</text:span><text:span text:style-name="T23"> ............ </text:span>Capacitors, Polarized, Dual Flat No-lead ............................................................................................ <text:span text:style-name="T1">CAPPDFN </text:span>+ Body Length <text:span text:style-name="T1">X </text:span>Width <text:span text:style-name="T1">X </text:span>Height + <text:span text:style-name="T1">L </text:span>Lead Length <text:span text:style-name="T1">X </text:span>Width</text:p>
      <text:p text:style-name="P4"><text:span text:style-name="T4">10.</text:span><text:span text:style-name="T9">CAPM </text:span><text:span text:style-name="T23">............... </text:span>Capacitors, Molded .................................................................................................................. <text:span text:style-name="T1">CAPM </text:span>+ Lead Span <text:span text:style-name="T1">X </text:span>Body Width <text:span text:style-name="T1">X </text:span>Height + <text:span text:style-name="T1">L </text:span>Lead Length <text:span text:style-name="T1">X </text:span>Width</text:p>
      <text:p text:style-name="P4"><text:span text:style-name="T4">11.C</text:span><text:span text:style-name="T9">APPM </text:span><text:span text:style-name="T23">.............. </text:span>Capacitors, Polarized, Molded ...................................................................................................... <text:span text:style-name="T1">CAPPM </text:span>+ Lead Span <text:span text:style-name="T1">X </text:span>Body Width <text:span text:style-name="T1">X </text:span>Height + <text:span text:style-name="T1">L </text:span>Lead Length <text:span text:style-name="T1">X </text:span>Width</text:p>
      <text:p text:style-name="P5"><text:span text:style-name="T5">12.</text:span><text:span text:style-name="T10">CAPAE</text:span><text:span text:style-name="T9"> </text:span><text:span text:style-name="T23">.............. </text:span>Capacitors, Aluminum Electrolytic .......................................................................................................... <text:span text:style-name="T1">CAPAE </text:span>+ Base Body Size <text:span text:style-name="T1">X </text:span>Height + <text:span text:style-name="T1">L </text:span>Lead Length <text:span text:style-name="T1">X </text:span>Width</text:p>
      <text:p text:style-name="P6"><text:span text:style-name="T5">13.CFP</text:span><text:span text:style-name="T4"> </text:span><text:span text:style-name="T23">................ </text:span>Ceramic Flat Packages .......................................................................................... <text:span text:style-name="T1">CFP </text:span>+ Pin Qty. + <text:span text:style-name="T1">P </text:span>Pitch <text:span text:style-name="T1">_ </text:span>Body Length <text:span text:style-name="T1">X </text:span>Lead Span <text:span text:style-name="T1">X </text:span>Height + <text:span text:style-name="T1">L </text:span>Lead Length <text:span text:style-name="T1">X </text:span>Width</text:p>
      <text:p text:style-name="P6"><text:span text:style-name="T5">14.</text:span><text:span text:style-name="T10">CGA</text:span><text:span text:style-name="T4"> </text:span><text:span text:style-name="T23">................ </text:span>Column Grid Array, Circular Lead ....................................................................... <text:span text:style-name="T1">CGA </text:span>+ Pin Qty. <text:span text:style-name="T1">P </text:span>Pitch <text:span text:style-name="T1">_ </text:span>Pin Columns <text:span text:style-name="T1">X </text:span>Pin Rows <text:span text:style-name="T1">_ </text:span>Body Length <text:span text:style-name="T1">X </text:span>Width <text:span text:style-name="T1">X </text:span>Height + <text:span text:style-name="T1">L </text:span>Diameter</text:p>
      <text:p text:style-name="P8"><text:span text:style-name="T5">15.</text:span><text:span text:style-name="T10">PCGA</text:span><text:span text:style-name="T4"> </text:span><text:span text:style-name="T23">............... </text:span>Pillar Column Grid Array .............................................................................. <text:span text:style-name="T1">PCGA </text:span>+ Pin Qty. <text:span text:style-name="T1">P </text:span>Pitch <text:span text:style-name="T1">_ </text:span>Pin Columns <text:span text:style-name="T1">X </text:span>Pin Rows <text:span text:style-name="T1">_ </text:span>Body Length <text:span text:style-name="T1">X </text:span>Width <text:span text:style-name="T1">X </text:span>Height + <text:span text:style-name="T1">L </text:span>Diameter</text:p>
      <text:p text:style-name="P6"><text:span text:style-name="T5">16.</text:span><text:span text:style-name="T10">XTAL</text:span><text:span text:style-name="T4"> </text:span><text:span text:style-name="T23">............... </text:span>Crystals (2 leads) ..................................................................................................................... <text:span text:style-name="T1">XTAL </text:span>+ Body Length <text:span text:style-name="T1">X </text:span>Width <text:span text:style-name="T1">X </text:span>Height + <text:span text:style-name="T1">L </text:span>Lead Length <text:span text:style-name="T1">X </text:span>Width</text:p>
      <text:p text:style-name="P6"><text:span text:style-name="T5">17.</text:span><text:span text:style-name="T10">XTALDFN</text:span><text:span text:style-name="T4"> </text:span><text:span text:style-name="T23">............ </text:span>Crystals, Dual Flat No-lead ......................................................................................................... <text:span text:style-name="T1">XTALDFN </text:span>+ Body Length <text:span text:style-name="T1">X </text:span>Width <text:span text:style-name="T1">X </text:span>Height + <text:span text:style-name="T1">L </text:span>Lead Length <text:span text:style-name="T1">X </text:span>Width</text:p>
      <text:p text:style-name="P6"><text:span text:style-name="T5">18.</text:span><text:span text:style-name="T10">XTALSC</text:span><text:span text:style-name="T4"> </text:span><text:span text:style-name="T23">............. </text:span>Crystals, Side Concave ....................................................................................................................... <text:span text:style-name="T1">XTALSC </text:span>+ Body Length <text:span text:style-name="T1">X </text:span>Width <text:span text:style-name="T1">X </text:span>Height + <text:span text:style-name="T1">L </text:span>Lead Length</text:p>
      <text:p text:style-name="P8"><text:span text:style-name="T5">19.</text:span><text:span text:style-name="T10">DIOC</text:span><text:span text:style-name="T4"> </text:span><text:span text:style-name="T23">............... </text:span>Diodes, Chip ................................................................................................................................... <text:span text:style-name="T1">DIOC </text:span>+ Body Length <text:span text:style-name="T1">X </text:span>Width <text:span text:style-name="T1">X </text:span>Height + <text:span text:style-name="T1">L </text:span>Lead Length</text:p>
      <text:p text:style-name="P7"><text:span text:style-name="T5">20.</text:span><text:span text:style-name="T10">DIODFN</text:span><text:span text:style-name="T4"> </text:span><text:span text:style-name="T23">............. </text:span>Diodes, Dual Flat No-lead ................................................................................................. <text:span text:style-name="T1">DIODFN </text:span>+ Pin Qty. <text:span text:style-name="T1">_ </text:span>Body Length <text:span text:style-name="T1">X </text:span>Width <text:span text:style-name="T1">X </text:span>Height + <text:span text:style-name="T1">L </text:span>Lead Length <text:span text:style-name="T1">X </text:span>Width</text:p>
      <text:p text:style-name="P7"><text:span text:style-name="T5">21.DIOM</text:span><text:span text:style-name="T4"> </text:span><text:span text:style-name="T23">............... </text:span>Diodes, Molded ...................................................................................................................... <text:span text:style-name="T1">DIOM </text:span>+ Lead Span <text:span text:style-name="T1">X </text:span>Body Width <text:span text:style-name="T1">X </text:span>Height + <text:span text:style-name="T1">L </text:span>Lead Length <text:span text:style-name="T1">X </text:span>Width</text:p>
      <text:p text:style-name="P7"><text:span text:style-name="T5">22.</text:span><text:span text:style-name="T10">DIONC</text:span><text:span text:style-name="T4"> </text:span><text:span text:style-name="T23">.............. </text:span>Diodes, Non-polarized, Chip ................................................................................................................ <text:span text:style-name="T1">DIONC </text:span>+ Lead Span <text:span text:style-name="T1">X </text:span>Body Width <text:span text:style-name="T1">X </text:span>Height + <text:span text:style-name="T1">L </text:span>Lead Length</text:p>
      <text:p text:style-name="P9"><text:span text:style-name="T5">23.DIOND</text:span><text:span text:style-name="T10">FN</text:span><text:span text:style-name="T4"> </text:span><text:span text:style-name="T23">............ </text:span>Diodes, Non-polarized, Dual Flat No-lead ................................................................................. <text:span text:style-name="T1">DIONDFN </text:span>+ Pin Qty. <text:span text:style-name="T1">_ </text:span>Body Length <text:span text:style-name="T1">X </text:span>Width <text:span text:style-name="T1">X </text:span>Height + <text:span text:style-name="T1">L </text:span>Lead Length <text:span text:style-name="T1">X </text:span>Width</text:p>
      <text:p text:style-name="P10"><text:span text:style-name="T5">24.DION</text:span><text:span text:style-name="T10">M</text:span><text:span text:style-name="T4"> </text:span><text:span text:style-name="T23">.............. </text:span>Diodes, Non-polarized, Molded ...................................................................................................... <text:span text:style-name="T1">DIONM </text:span>+ Lead Span <text:span text:style-name="T1">X </text:span>Body Width <text:span text:style-name="T1">X </text:span>Height + <text:span text:style-name="T1">L </text:span>Lead Length <text:span text:style-name="T1">X </text:span>Width</text:p>
      <text:p text:style-name="P10"><text:span text:style-name="T5">25.DI</text:span><text:span text:style-name="T10">OMELF</text:span><text:span text:style-name="T4"> </text:span><text:span text:style-name="T23">............ </text:span>Diodes, MELF ...................................................................................................................................... <text:span text:style-name="T1">DIOMELF </text:span>+ Body Length + Diameter + <text:span text:style-name="T1">L </text:span>Lead Length</text:p>
      <text:p text:style-name="P10"><text:span text:style-name="T5">26.D</text:span><text:span text:style-name="T10">IOSC</text:span><text:span text:style-name="T4"> </text:span><text:span text:style-name="T23">.............. </text:span>Diodes, Side Concave .......................................................................................................................... <text:span text:style-name="T1">DIOSC _ </text:span>Body Length <text:span text:style-name="T1">X </text:span>Width <text:span text:style-name="T1">X </text:span>Height + <text:span text:style-name="T1">L </text:span>Lead Length</text:p>
      <text:p text:style-name="P10"><text:span text:style-name="T5">27.DIOSC</text:span><text:span text:style-name="T10">4</text:span><text:span text:style-name="T4"> </text:span><text:span text:style-name="T23">............. </text:span>Diodes, Side Concave, 4 Pin ........................................................................................................ <text:span text:style-name="T1">DIOSC4 </text:span>+ <text:span text:style-name="T1">P </text:span>Pitch <text:span text:style-name="T1">_ </text:span>Body Length <text:span text:style-name="T1">X </text:span>Width <text:span text:style-name="T1">X </text:span>Height + <text:span text:style-name="T1">L </text:span>Lead Length</text:p>
      <text:p text:style-name="P10"><text:span text:style-name="T5">28.SOD</text:span><text:span text:style-name="T10">FL</text:span><text:span text:style-name="T4"> </text:span><text:span text:style-name="T23">.............. </text:span>Diodes, Small Outline Flat Lead, 2 Pin ............................................................................................. <text:span text:style-name="T1">SODFL </text:span>+ Lead Span <text:span text:style-name="T1">X </text:span>Body Width <text:span text:style-name="T1">X </text:span>Height + <text:span text:style-name="T1">L </text:span>Lead Length <text:span text:style-name="T1">X </text:span>Width</text:p>
      <text:p text:style-name="P10"><text:span text:style-name="T5">29.DIOSO</text:span><text:span text:style-name="T10">FL</text:span><text:span text:style-name="T4"> </text:span><text:span text:style-name="T23">............ </text:span>Diodes, Small Outline Flat Lead, 3 - 6 Pin ........................................................................ <text:span text:style-name="T1">DIOSOFL </text:span>+ Pin Qty. + <text:span text:style-name="T1">P </text:span>Pitch <text:span text:style-name="T1">_ </text:span>+ Lead Span <text:span text:style-name="T1">X </text:span>Body Height + <text:span text:style-name="T1">L </text:span>Lead Length <text:span text:style-name="T1">X </text:span>Width</text:p>
      <text:p text:style-name="P10"><text:span text:style-name="T5">30.D</text:span><text:span text:style-name="T10">PAK</text:span><text:span text:style-name="T4"> </text:span><text:span text:style-name="T23">............... </text:span>DPAK ..................................................................................... <text:span text:style-name="T1">DPAK </text:span>+ Pin Qty. + <text:span text:style-name="T1">P </text:span>Pitch <text:span text:style-name="T1">_ </text:span>Lead Span <text:span text:style-name="T1">X </text:span>Height + <text:span text:style-name="T1">L </text:span>Lead Length <text:span text:style-name="T1">X </text:span>Width + <text:span text:style-name="T1">T </text:span>Thermal Tab Pad Length <text:span text:style-name="T1">X </text:span>Width</text:p>
      <text:p text:style-name="P10"><text:span text:style-name="T5">31.</text:span><text:span text:style-name="T10">BEADC</text:span><text:span text:style-name="T4"> </text:span><text:span text:style-name="T23">.............. </text:span>Ferrite Bead, Chip ............................................................................................................................ <text:span text:style-name="T1">BEADC </text:span>+ Body Length <text:span text:style-name="T1">X </text:span>Width <text:span text:style-name="T1">X </text:span>Height + <text:span text:style-name="T1">L </text:span>Lead Length</text:p>
      <text:p text:style-name="P1"><text:span text:style-name="T18">32.FU</text:span><text:span text:style-name="T20">SC</text:span><text:span text:style-name="T17"> </text:span><text:span text:style-name="T21">............... </text:span><text:span text:style-name="T15">Fuses, Chip .................................................................................................................................... </text:span><text:span text:style-name="T16">FUSC </text:span><text:span text:style-name="T15">+ Body Length </text:span><text:span text:style-name="T16">X </text:span><text:span text:style-name="T15">Width </text:span><text:span text:style-name="T16">X </text:span><text:span text:style-name="T15">Height + </text:span><text:span text:style-name="T16">L </text:span><text:span text:style-name="T15">Lead Length</text:span></text:p>
      <text:p text:style-name="P10"><text:span text:style-name="T5">33.F</text:span><text:span text:style-name="T10">USDFN</text:span><text:span text:style-name="T4"> </text:span><text:span text:style-name="T23">............. </text:span>Fuses, Dual Flat No-Lead ........................................................................................................ <text:span text:style-name="T1">FUSDFN </text:span>+ Body Length <text:span text:style-name="T1">X </text:span>Width <text:span text:style-name="T1">X </text:span>Height + <text:span text:style-name="T1">L </text:span>Lead Length <text:span text:style-name="T1">X </text:span>Lead Width</text:p>
      <text:p text:style-name="P10"><text:span text:style-name="T5">34.F</text:span><text:span text:style-name="T10">USM</text:span><text:span text:style-name="T4"> </text:span><text:span text:style-name="T23">............... </text:span>Fuses, Molded .................................................................................................................. <text:span text:style-name="T1">FUSM </text:span>+ Lead Span <text:span text:style-name="T1">X </text:span>Body Width <text:span text:style-name="T1">X </text:span>Height + <text:span text:style-name="T1">L </text:span>Lead Length <text:span text:style-name="T1">X </text:span>Lead Width</text:p>
      <text:p text:style-name="P10"><text:span text:style-name="T5">35.FUS</text:span><text:span text:style-name="T10">SC</text:span><text:span text:style-name="T4"> </text:span><text:span text:style-name="T23">.............. </text:span>Fuses, Side Concave ........................................................................................................................... <text:span text:style-name="T1">FUSSC </text:span>+ Body Length <text:span text:style-name="T1">X </text:span>Width <text:span text:style-name="T1">X </text:span>Height + <text:span text:style-name="T1">L </text:span>Lead Length</text:p>
      <text:p text:style-name="P17"><text:span text:style-name="T5">36.</text:span><text:span text:style-name="T10">SOPFL</text:span><text:span text:style-name="T4"> </text:span><text:span text:style-name="T23">.............. </text:span>IC, Small Outline Package, Flat Lead ................................................................................ <text:span text:style-name="T11">SOPFL</text:span><text:span text:style-name="T1"> </text:span>+ Pin Qty. + <text:span text:style-name="T1">P </text:span>Pitch <text:span text:style-name="T1">_ </text:span>+ Lead Span <text:span text:style-name="T1">X </text:span>Body Height + <text:span text:style-name="T1">L </text:span>Lead Length <text:span text:style-name="T1">X </text:span>Width</text:p>
      <text:p text:style-name="P10"><text:span text:style-name="T5">37.IND</text:span><text:span text:style-name="T10">C</text:span><text:span text:style-name="T4"> </text:span><text:span text:style-name="T23">............... </text:span>Inductors, Chip ................................................................................................................................ <text:span text:style-name="T1">INDC </text:span>+ Body Length <text:span text:style-name="T1">X </text:span>Width <text:span text:style-name="T1">X </text:span>Height + <text:span text:style-name="T1">L </text:span>Lead Length</text:p>
      <text:p text:style-name="P10"><text:span text:style-name="T5">38.IN</text:span><text:span text:style-name="T10">DCAV</text:span><text:span text:style-name="T4"> </text:span><text:span text:style-name="T23">............. </text:span>Inductors, Chip, Array, Concave ................................................................................. <text:span text:style-name="T1">INDCAV </text:span>+ Pin Qty. + <text:span text:style-name="T1">P </text:span>Pitch <text:span text:style-name="T1">_ </text:span>Body Length <text:span text:style-name="T1">X </text:span>Width <text:span text:style-name="T1">X </text:span>Height + <text:span text:style-name="T1">L </text:span>Lead Length <text:span text:style-name="T1">X </text:span>Width</text:p>
      <text:p text:style-name="P10"><text:span text:style-name="T5">39.IND</text:span><text:span text:style-name="T10">CAF</text:span><text:span text:style-name="T4"> </text:span><text:span text:style-name="T23">............. </text:span>Inductors, Chip, Array, Flat .................................................................................... <text:span text:style-name="T1">INDCAF </text:span>+ Pin Qty. + <text:span text:style-name="T1">P </text:span>Pitch <text:span text:style-name="T1">_ </text:span>Body Length <text:span text:style-name="T1">X </text:span>Width <text:span text:style-name="T1">X </text:span>Height + <text:span text:style-name="T1">L </text:span>Lead Length <text:span text:style-name="T1">X </text:span>Width</text:p>
      <text:p text:style-name="P9"><text:span text:style-name="T5">40.I</text:span><text:span text:style-name="T10">NDDFN</text:span><text:span text:style-name="T4"> </text:span><text:span text:style-name="T23">............. </text:span>Inductors, Dual Flat No-lead ......................................................................................................... <text:span text:style-name="T1">INDDFN </text:span>+ Body Length <text:span text:style-name="T1">X </text:span>Width <text:span text:style-name="T1">X </text:span>Height + <text:span text:style-name="T1">L </text:span>Lead Length <text:span text:style-name="T1">X </text:span>Width</text:p>
      <text:p text:style-name="P1"><text:span text:style-name="T18">41.</text:span><text:span text:style-name="T19">I</text:span><text:span text:style-name="T20">NDM</text:span><text:span text:style-name="T17"> </text:span><text:span text:style-name="T21">............... </text:span><text:span text:style-name="T15">Inductors, Molded ................................................................................................................... </text:span><text:span text:style-name="T16">INDM </text:span><text:span text:style-name="T15">+ Lead Span </text:span><text:span text:style-name="T16">X </text:span><text:span text:style-name="T15">Body Width </text:span><text:span text:style-name="T16">X </text:span><text:span text:style-name="T15">Height + </text:span><text:span text:style-name="T16">L </text:span><text:span text:style-name="T15">Lead Length </text:span><text:span text:style-name="T16">X </text:span><text:span text:style-name="T15">Width</text:span></text:p>
      <text:p text:style-name="P10"><text:span text:style-name="T5">42.</text:span><text:span text:style-name="T10">INDPM</text:span><text:span text:style-name="T4"> </text:span><text:span text:style-name="T23">.............. </text:span>Inductors, Precision, Molded ....................................................................................................... <text:span text:style-name="T1">INDPM </text:span>+ Lead Span <text:span text:style-name="T1">X </text:span>Body Width <text:span text:style-name="T1">X </text:span>Height + <text:span text:style-name="T1">L </text:span>Lead Length <text:span text:style-name="T1">X </text:span>Width</text:p>
      <text:p text:style-name="P10"><text:span text:style-name="T5">43.</text:span><text:span text:style-name="T10">INDSC</text:span><text:span text:style-name="T4"> </text:span><text:span text:style-name="T23">.............. </text:span>Inductors, Side Concave ....................................................................................................................... <text:span text:style-name="T1">INDSC </text:span>+ Body Length <text:span text:style-name="T1">X </text:span>Width <text:span text:style-name="T1">X </text:span>Height + <text:span text:style-name="T1">L </text:span>Lead Length</text:p>
      <text:p text:style-name="P9"><text:span text:style-name="T5">44.</text:span><text:span text:style-name="T10">ICSOFL</text:span><text:span text:style-name="T4"> </text:span><text:span text:style-name="T23">............. </text:span>Integrated Circuit, Small Outline, Flat Lead, 3 - 6 pin ............................................................ <text:span text:style-name="T1">ICSOFL </text:span>+ Pin Qty. + <text:span text:style-name="T1">P </text:span>Pitch <text:span text:style-name="T1">_ </text:span>+ Lead Span <text:span text:style-name="T1">X </text:span>Body Height + <text:span text:style-name="T1">L </text:span>Lead Length <text:span text:style-name="T1">X </text:span>Width</text:p>
      <text:p text:style-name="P10"><text:span text:style-name="T5">45.</text:span><text:span text:style-name="T10">LGA</text:span><text:span text:style-name="T4">_</text:span><text:span text:style-name="T6">C</text:span><text:span text:style-name="T4"> </text:span><text:span text:style-name="T23">.............. </text:span>Land Grid Array, Circular Lead .............................................................. <text:span text:style-name="T1">LGA </text:span>+ Pin Qty. + <text:span text:style-name="T1">C </text:span>+ <text:span text:style-name="T1">P </text:span>Pitch <text:span text:style-name="T1">_ </text:span>Pin Columns <text:span text:style-name="T1">X </text:span>Pin Rows <text:span text:style-name="T1">_ </text:span>Body Length <text:span text:style-name="T1">X </text:span>Width <text:span text:style-name="T1">X </text:span>Height + <text:span text:style-name="T1">L </text:span>Lead Diameter</text:p>
      <text:p text:style-name="P9"><text:span text:style-name="T5">46.L</text:span><text:span text:style-name="T10">GA</text:span><text:span text:style-name="T4">_</text:span><text:span text:style-name="T6">S</text:span><text:span text:style-name="T4"> </text:span><text:span text:style-name="T23">.............. </text:span>Land Grid Array, Square Lead .................................................................... <text:span text:style-name="T1">LGA </text:span>+ Pin Qty. + <text:span text:style-name="T1">S </text:span>+ <text:span text:style-name="T1">P </text:span>Pitch <text:span text:style-name="T1">_ </text:span>Pin Columns <text:span text:style-name="T1">X </text:span>Pin Rows <text:span text:style-name="T1">_ </text:span>Body Length <text:span text:style-name="T1">X </text:span>Width <text:span text:style-name="T1">X </text:span>Height + <text:span text:style-name="T1">L </text:span>Lead Size</text:p>
      <text:p text:style-name="P10"><text:span text:style-name="T5">47.</text:span><text:span text:style-name="T10">LEDC</text:span><text:span text:style-name="T4"> </text:span><text:span text:style-name="T23">............... </text:span>LED’s, Chip .................................................................................................................................... <text:span text:style-name="T1">LEDC </text:span>+ Body Length + Width <text:span text:style-name="T1">X </text:span>Height + <text:span text:style-name="T1">L </text:span>Lead Length</text:p>
      <text:p text:style-name="P10"><text:span text:style-name="T5">48.L</text:span><text:span text:style-name="T10">EDDFN</text:span><text:span text:style-name="T4"> </text:span><text:span text:style-name="T23">............. </text:span>LED’s, Dual Flat No-lead ............................................................................................................. <text:span text:style-name="T1">LEDDFN </text:span>+ Body Length <text:span text:style-name="T1">X </text:span>Width <text:span text:style-name="T1">X </text:span>Height + <text:span text:style-name="T1">L </text:span>Lead Length <text:span text:style-name="T1">X </text:span>Width</text:p>
      <text:p text:style-name="P10"><text:span text:style-name="T5">49.L</text:span><text:span text:style-name="T10">EDM</text:span><text:span text:style-name="T4"> </text:span><text:span text:style-name="T23">............... </text:span>LED’s, Molded ....................................................................................................................... <text:span text:style-name="T1">LEDM </text:span>+ Lead Span <text:span text:style-name="T1">X </text:span>Body Width <text:span text:style-name="T1">X </text:span>Height + <text:span text:style-name="T1">L </text:span>Lead Length <text:span text:style-name="T1">X </text:span>Width</text:p>
      <text:p text:style-name="P10"><text:span text:style-name="T5">50.</text:span><text:span text:style-name="T10">LEDSC</text:span><text:span text:style-name="T4"> </text:span><text:span text:style-name="T23">.............. </text:span>LED’s, Side Concave ........................................................................................................................... <text:span text:style-name="T1">LEDSC </text:span>+ Body Length <text:span text:style-name="T1">X </text:span>Width <text:span text:style-name="T1">X </text:span>Height + <text:span text:style-name="T1">L </text:span>Lead Length</text:p>
      <text:p text:style-name="P10"><text:span text:style-name="T5">51.</text:span><text:span text:style-name="T10">LEDSC4</text:span><text:span text:style-name="T4"> </text:span><text:span text:style-name="T23">............. </text:span>LED’s, Side Concave, 4 Pin ......................................................................................................... <text:span text:style-name="T1">LEDSC4 </text:span>+ <text:span text:style-name="T1">P </text:span>Pitch <text:span text:style-name="T1">_ </text:span>Body Length <text:span text:style-name="T1">X </text:span>Width <text:span text:style-name="T1">X </text:span>Height + <text:span text:style-name="T1">L </text:span>Lead Length</text:p>
      <text:p text:style-name="P10"><text:span text:style-name="T5">52.</text:span><text:span text:style-name="T10">OSCDFN4</text:span><text:span text:style-name="T4"> </text:span><text:span text:style-name="T23">............ </text:span>Oscillators, Dual Flat No-Lead (4-pin) .............................................................................................. <text:span text:style-name="T1">OSCDFN4 </text:span>_ Body Length <text:span text:style-name="T1">X </text:span>Width <text:span text:style-name="T1">X </text:span>Height + <text:span text:style-name="T1">L </text:span>Lead Length <text:span text:style-name="T1">X </text:span>Width</text:p>
      <text:p text:style-name="P10"><text:span text:style-name="T5">53.</text:span><text:span text:style-name="T10">OSCSC</text:span><text:span text:style-name="T4"> </text:span><text:span text:style-name="T23">.............. </text:span>Oscillators, Side Concave ........................................................................................ <text:span text:style-name="T1">OSCSC </text:span>+ Pin Qty. + <text:span text:style-name="T1">P </text:span>Pitch <text:span text:style-name="T1">_ </text:span>Body Length <text:span text:style-name="T1">X </text:span>Width <text:span text:style-name="T1">X </text:span>Height + <text:span text:style-name="T1">L </text:span>Lead Length <text:span text:style-name="T1">X </text:span>Width</text:p>
      <text:p text:style-name="P10"><text:span text:style-name="T5">54.</text:span><text:span text:style-name="T10">OSCSF</text:span><text:span text:style-name="T4"> </text:span><text:span text:style-name="T23">.............. </text:span>Oscillators, Side Flat ........................................................................................... <text:span text:style-name="T1">OSCSF </text:span>+ Pin Qty. + <text:span text:style-name="T1">P </text:span>Pitch <text:span text:style-name="T1">_ </text:span>Body Length <text:span text:style-name="T1">X </text:span>Width <text:span text:style-name="T1">X </text:span>Height + <text:span text:style-name="T1">L </text:span>Lead Length <text:span text:style-name="T1">X </text:span>Width</text:p>
      <text:p text:style-name="P10"><text:span text:style-name="T5">55.</text:span><text:span text:style-name="T10">OSCJ</text:span><text:span text:style-name="T4"> </text:span><text:span text:style-name="T23">............... </text:span>Oscillators, J-Lead .................................................................................................... <text:span text:style-name="T1">OSCJ </text:span>+ Pin Qty. + <text:span text:style-name="T1">P </text:span>Pitch <text:span text:style-name="T1">_ </text:span>Body Length <text:span text:style-name="T1">X </text:span>Lead Span <text:span text:style-name="T1">X </text:span>Height + <text:span text:style-name="T1">L </text:span>Lead Width</text:p>
      <text:p text:style-name="P10"><text:span text:style-name="T5">56.OSCL</text:span><text:span text:style-name="T4"> </text:span><text:span text:style-name="T23">............... </text:span>Oscillators, L-Bend Lead ...................................................................<text:span text:style-name="T23">.</text:span>.................. <text:span text:style-name="T1">OSCL </text:span>+ Pin Qty. + <text:span text:style-name="T1">P </text:span>Pitch <text:span text:style-name="T1">_ </text:span>Body Length <text:span text:style-name="T1">X </text:span>Lead Span <text:span text:style-name="T1">X </text:span>Height + <text:span text:style-name="T1">L </text:span>Lead Length <text:span text:style-name="T1">X </text:span>Width</text:p>
      <text:p text:style-name="P10"><text:span text:style-name="T5">57.OSCCC</text:span><text:span text:style-name="T4"> </text:span><text:span text:style-name="T23">.............. </text:span>Oscillators, Corner Concave ................................................................<text:span text:style-name="T23">....</text:span>....................................... <text:span text:style-name="T1">OSCCC </text:span>+ Body Length <text:span text:style-name="T1">X </text:span>Width <text:span text:style-name="T1">X </text:span>Height + <text:span text:style-name="T1">L </text:span>Lead Length <text:span text:style-name="T1">X </text:span>Width</text:p>
      <text:p text:style-name="P10"><text:span text:style-name="T5">58.PLCC</text:span><text:span text:style-name="T4"> </text:span><text:span text:style-name="T23">............... </text:span>Plastic Leaded Chip Carriers ...............................................................<text:span text:style-name="T23">......</text:span>.......... <text:span text:style-name="T1">PLCC </text:span>+ Pin Qty. + <text:span text:style-name="T1">P </text:span>Pitch <text:span text:style-name="T1">_ </text:span>Lead Span L1 <text:span text:style-name="T1">X </text:span>Lead Span L2 Nominal <text:span text:style-name="T1">X </text:span>Height + <text:span text:style-name="T1">L </text:span>Lead Width</text:p>
      <text:p text:style-name="P16"><text:span text:style-name="T5">59.PLCCS</text:span><text:span text:style-name="T4"> </text:span><text:span text:style-name="T23">.............. </text:span>Plastic Leaded Chip Carrier Sockets Square ................................................<text:span text:style-name="T23">.........</text:span>....... <text:span text:style-name="T1">PLCCS </text:span>+ Pin Qty. + <text:span text:style-name="T1">P </text:span>Pitch <text:span text:style-name="T1">_ </text:span>Lead Span L1 <text:span text:style-name="T1">X </text:span>Lead Span L2 Nominal <text:span text:style-name="T1">X </text:span>Height + <text:span text:style-name="T1">L </text:span>Lead Width</text:p>
      <text:p text:style-name="P16"><text:span text:style-name="T5">60.PSON</text:span><text:span text:style-name="T4"> </text:span><text:span text:style-name="T23">............... </text:span>Pull-back Small Outline No-lead .....................................<text:span text:style-name="T23">..........</text:span>..... <text:span text:style-name="T1">PSON </text:span>+ Pin Qty. + <text:span text:style-name="T1">P </text:span>Pitch <text:span text:style-name="T1">_ </text:span>Body Length <text:span text:style-name="T1">X </text:span>Width <text:span text:style-name="T1">X </text:span>Height + <text:span text:style-name="T1">L </text:span>Lead Length <text:span text:style-name="T1">X </text:span>Width + <text:span text:style-name="T1">T </text:span>Thermal Pad Length <text:span text:style-name="T1">X </text:span>Width</text:p>
      <text:p text:style-name="P16"><text:span text:style-name="T5">61.PQFN</text:span><text:span text:style-name="T4"> </text:span><text:span text:style-name="T23">............... </text:span>Pull-back Quad Flat No-lead ........................................<text:span text:style-name="T23">....</text:span>............ <text:span text:style-name="T1">PQFN </text:span>+ Pin Qty. + <text:span text:style-name="T1">P </text:span>Pitch <text:span text:style-name="T1">_ </text:span>Body Length <text:span text:style-name="T1">X </text:span>Width <text:span text:style-name="T1">X </text:span>Height + <text:span text:style-name="T1">L </text:span>Lead Length <text:span text:style-name="T1">X </text:span>Width + <text:span text:style-name="T1">T </text:span>Thermal Pad Length X Width</text:p>
      <text:p text:style-name="P10"><text:span text:style-name="T5">62.QFP</text:span><text:span text:style-name="T4"> </text:span><text:span text:style-name="T23">................ </text:span>Quad Flat Packages .................................................. <text:span text:style-name="T1">QFP </text:span>+ Pin Qty. + <text:span text:style-name="T1">P </text:span>Pitch <text:span text:style-name="T1">_ </text:span>Lead Span L1 <text:span text:style-name="T1">X </text:span>Lead Span L2 Nominal <text:span text:style-name="T1">X </text:span>Height + <text:span text:style-name="T1">L </text:span>Lead Length <text:span text:style-name="T1">X </text:span>Width + <text:span text:style-name="T1">T </text:span>Thermal Pad Length X Width</text:p>
      <text:p text:style-name="P12"><text:span text:style-name="T5">63.CQFP</text:span><text:span text:style-name="T4"> </text:span><text:span text:style-name="T23">............... </text:span>Ceramic Quad Flat Packages ..........................................<text:span text:style-name="T23">..........</text:span>.................... <text:span text:style-name="T1">CQFP </text:span>+ Pin Qty. + <text:span text:style-name="T1">P </text:span>Pitch <text:span text:style-name="T1">_ </text:span>Lead Span L1 <text:span text:style-name="T1">X </text:span>Lead Span L2 Nominal <text:span text:style-name="T1">X </text:span>Height + <text:span text:style-name="T1">L </text:span>Lead Length X Width</text:p>
      <text:p text:style-name="P12"><text:span text:style-name="T5">64.QFN</text:span><text:span text:style-name="T4"> </text:span><text:span text:style-name="T3">..</text:span><text:span text:style-name="T23">.............. </text:span>Quad Flat No-lead ...............................................<text:span text:style-name="T23">.........</text:span>........... <text:span text:style-name="T1">QFN </text:span>+ Pin Qty. + <text:span text:style-name="T1">P </text:span>Pitch <text:span text:style-name="T1">_ </text:span>Body Length <text:span text:style-name="T1">X </text:span>Width <text:span text:style-name="T1">X </text:span>Height + <text:span text:style-name="T1">L </text:span>Lead Length <text:span text:style-name="T1">X </text:span>Width + <text:span text:style-name="T1">T </text:span>Thermal Pad Length X Width</text:p>
      <text:p text:style-name="P12"><text:span text:style-name="T5">65.LCC</text:span><text:span text:style-name="T4"> </text:span><text:span text:style-name="T23">................ </text:span>Quad Leadless Ceramic Chip Carriers................................................................................. <text:span text:style-name="T1">LCC </text:span>+ Pin Qty. + <text:span text:style-name="T1">P </text:span>Pitch <text:span text:style-name="T1">_ </text:span>Body Length <text:span text:style-name="T1">X </text:span>Width <text:span text:style-name="T1">X </text:span>Height + <text:span text:style-name="T1">L </text:span>Lead Length <text:span text:style-name="T1">X </text:span>Width</text:p>
      <text:p text:style-name="P10"><text:span text:style-name="T5">66.LCCS</text:span><text:span text:style-name="T4"> </text:span><text:span text:style-name="T3">.</text:span><text:span text:style-name="T23">.............. </text:span>Quad Leadless Ceramic Chip Carriers (Pin 1 on Side) ...................<text:span text:style-name="T23">......</text:span>...................................... <text:span text:style-name="T1">LCCS </text:span>+ Pin Qty. + <text:span text:style-name="T1">P </text:span>Pitch <text:span text:style-name="T1">_ </text:span>Body Length <text:span text:style-name="T1">X </text:span>Width <text:span text:style-name="T1">X </text:span>Height + <text:span text:style-name="T1">L </text:span>Lead Length <text:span text:style-name="T1">X </text:span>Width</text:p>
      <text:p text:style-name="P10"><text:span text:style-name="T5">67.</text:span><text:span text:style-name="T10">RESC</text:span><text:span text:style-name="T4"> </text:span><text:span text:style-name="T23">............... </text:span>Resistors, Chip ................................................................................................................................. <text:span text:style-name="T1">RESC </text:span>+ Body Length <text:span text:style-name="T1">X </text:span>Width <text:span text:style-name="T1">X </text:span>Height + <text:span text:style-name="T1">L </text:span>Lead Width</text:p>
      <text:p text:style-name="P10"><text:span text:style-name="T5">68.</text:span><text:span text:style-name="T10">RESCAV</text:span><text:span text:style-name="T4"> </text:span><text:span text:style-name="T23">............. </text:span>Resistors, Chip, Array, Concave ................................................................................. <text:span text:style-name="T1">RESCAV </text:span>+ Pin Qty. + <text:span text:style-name="T1">P </text:span>Pitch <text:span text:style-name="T1">_ </text:span>Body Length <text:span text:style-name="T1">X </text:span>Width <text:span text:style-name="T1">X </text:span>Height + <text:span text:style-name="T1">L </text:span>Lead Length <text:span text:style-name="T1">X </text:span>Width</text:p>
      <text:p text:style-name="P10"><text:span text:style-name="T5">69.</text:span><text:span text:style-name="T10">RESCAXE</text:span><text:span text:style-name="T4"> </text:span><text:span text:style-name="T23">............ </text:span>Resistors, Chip, Array, Convex, E-Version (Even Pin Size) ...................................................... <text:span text:style-name="T1">RESCAXE </text:span>+ Pin Qty. + <text:span text:style-name="T1">P </text:span>Pitch <text:span text:style-name="T1">_ </text:span>Body Length <text:span text:style-name="T1">X </text:span>Width <text:span text:style-name="T1">X </text:span>Height + <text:span text:style-name="T1">L </text:span>Lead Length <text:span text:style-name="T1">X </text:span>Width</text:p>
      <text:p text:style-name="P10"><text:span text:style-name="T5">70.</text:span><text:span text:style-name="T10">RESCAXS</text:span><text:span text:style-name="T4"> </text:span><text:span text:style-name="T23">............ </text:span>Resistors, Chip, Array, Convex, S-Version (Side Pins Diff) ..................................................... <text:span text:style-name="T1">RESCAXS </text:span>+ Pin Qty. + <text:span text:style-name="T1">P </text:span>Pitch <text:span text:style-name="T1">_ </text:span>Body Length <text:span text:style-name="T1">X </text:span>Width <text:span text:style-name="T1">X </text:span>Height + <text:span text:style-name="T1">L </text:span>Lead Length <text:span text:style-name="T1">X </text:span>Width</text:p>
      <text:p text:style-name="P10"><text:span text:style-name="T5">71.R</text:span><text:span text:style-name="T10">ESCAF</text:span><text:span text:style-name="T4"> </text:span><text:span text:style-name="T23">............. </text:span>Resistors, Chip, Array, Flat .................................................................................... <text:span text:style-name="T1">RESCAF </text:span>+ Pin Qty. + <text:span text:style-name="T1">P </text:span>Pitch <text:span text:style-name="T1">_ </text:span>Body Length <text:span text:style-name="T1">X </text:span>Width <text:span text:style-name="T1">X </text:span>Height + <text:span text:style-name="T1">L </text:span>Lead Length <text:span text:style-name="T1">X </text:span>Width</text:p>
      <text:p text:style-name="P10"><text:span text:style-name="T5">72.RE</text:span><text:span text:style-name="T10">SDFN</text:span><text:span text:style-name="T4"> </text:span><text:span text:style-name="T23">............. </text:span>Resistors, Dual Flat No-lead .............................................................................................. <text:span text:style-name="T1">RESDFN </text:span>+ Pin Qty. <text:span text:style-name="T1">_ </text:span>Body Length <text:span text:style-name="T1">X </text:span>Width <text:span text:style-name="T1">X </text:span>Height + <text:span text:style-name="T1">L </text:span>Lead Length <text:span text:style-name="T1">X </text:span>Width</text:p>
      <text:p text:style-name="P10"><text:span text:style-name="T5">73.R</text:span><text:span text:style-name="T10">ESMELF</text:span><text:span text:style-name="T4"> </text:span><text:span text:style-name="T23">............ </text:span>Resistors, MELF .................................................................................................................................... <text:span text:style-name="T1">RESMELF </text:span>+ Body Length + Diameter + <text:span text:style-name="T1">L </text:span>Lead Width</text:p>
      <text:p text:style-name="P10"><text:span text:style-name="T5">74.RE</text:span><text:span text:style-name="T10">SM</text:span><text:span text:style-name="T4"> </text:span><text:span text:style-name="T23">............... </text:span>Resistors, Molded ................................................................................................................... <text:span text:style-name="T1">RESM </text:span>+ Lead Span <text:span text:style-name="T1">X </text:span>Body Width <text:span text:style-name="T1">X </text:span>Height + <text:span text:style-name="T1">L </text:span>Lead Length <text:span text:style-name="T1">X </text:span>Width</text:p>
      <text:p text:style-name="P10"><text:span text:style-name="T5">75.RES</text:span><text:span text:style-name="T10">SC</text:span><text:span text:style-name="T4"> </text:span><text:span text:style-name="T23">.............. </text:span>Resistors, Side Concave ............................................................................................................... <text:span text:style-name="T1">RESSC </text:span>+ Body Length <text:span text:style-name="T1">X </text:span>Width <text:span text:style-name="T1">X </text:span>Height + <text:span text:style-name="T1">L </text:span>Lead Length <text:span text:style-name="T1">X </text:span>Width</text:p>
      <text:p text:style-name="P10"><text:span text:style-name="T5">76.S</text:span><text:span text:style-name="T10">OJ</text:span><text:span text:style-name="T4"> </text:span><text:span text:style-name="T23">................ </text:span>Small Outline IC, J-Leaded .............................................................................................. <text:span text:style-name="T1">SOJ </text:span>+ Pin Qty. + <text:span text:style-name="T1">P </text:span>Pitch <text:span text:style-name="T1">_ </text:span>Body Length <text:span text:style-name="T1">X </text:span>Lead Span <text:span text:style-name="T1">X </text:span>Height + <text:span text:style-name="T1">L </text:span>Lead Width</text:p>
      <text:p text:style-name="P10"><text:span text:style-name="T5">77.S</text:span><text:span text:style-name="T10">OL</text:span><text:span text:style-name="T4"> </text:span><text:span text:style-name="T23">................ </text:span>Small Outline IC, L-Leaded .............................................................................................. <text:span text:style-name="T1">SOL </text:span>+ Pin Qty. + <text:span text:style-name="T1">P </text:span>Pitch <text:span text:style-name="T1">_ </text:span>Body Length <text:span text:style-name="T1">X </text:span>Lead Span <text:span text:style-name="T1">X </text:span>Height + <text:span text:style-name="T1">L </text:span>Lead Width</text:p>
      <text:p text:style-name="P10"><text:span text:style-name="T5">78.S</text:span><text:span text:style-name="T10">OIC</text:span><text:span text:style-name="T4"> </text:span><text:span text:style-name="T23">............... </text:span>Small Outline Integrated Circuit, (50 mil Pitch SOIC) ......................................................... <text:span text:style-name="T1">SOIC </text:span>+ Pin Qty. + <text:span text:style-name="T1">P </text:span>Pitch <text:span text:style-name="T1">_ </text:span>Body Length <text:span text:style-name="T1">X </text:span>Lead Span <text:span text:style-name="T1">X </text:span>Height + <text:span text:style-name="T1">L </text:span>Lead Length <text:span text:style-name="T1">X </text:span>Width</text:p>
      <text:p text:style-name="P11"><text:span text:style-name="T5">79.</text:span><text:span text:style-name="T13">S</text:span><text:span text:style-name="T12">OP</text:span><text:span text:style-name="T4"> </text:span><text:span text:style-name="T23">................ </text:span>Small Outline Packages ..................................................... <text:span text:style-name="T11">SOP</text:span><text:span text:style-name="T1"> </text:span>+ Pin Qty. + <text:span text:style-name="T1">P </text:span>Pitch <text:span text:style-name="T1">_ </text:span>Body Length <text:span text:style-name="T1">X </text:span>Lead Span <text:span text:style-name="T1">X </text:span>Body Height + <text:span text:style-name="T1">L </text:span>Lead Length <text:span text:style-name="T1">X </text:span>Width + <text:span text:style-name="T1">T </text:span>Thermal Pad Length <text:span text:style-name="T1">X </text:span>Width</text:p>
      <text:p text:style-name="P10"><text:span text:style-name="T5">80.S</text:span><text:span text:style-name="T10">ON</text:span><text:span text:style-name="T4"> </text:span><text:span text:style-name="T23">................ </text:span>Small Outline No-lead ............................................................... <text:span text:style-name="T1">SON </text:span>+ Pin Qty. + <text:span text:style-name="T1">P </text:span>Pitch <text:span text:style-name="T1">_ </text:span>Body Length <text:span text:style-name="T1">X </text:span>Width <text:span text:style-name="T1">X </text:span>Height + <text:span text:style-name="T1">L </text:span>Lead Length <text:span text:style-name="T1">X </text:span>Width + <text:span text:style-name="T1">T </text:span>Thermal Pad Length <text:span text:style-name="T1">X </text:span>Width</text:p>
      <text:p text:style-name="P10"><text:span text:style-name="T5">81.SOD</text:span><text:span text:style-name="T4"> </text:span><text:span text:style-name="T23">................ </text:span>Small Outline Diode .................................................................................................................. <text:span text:style-name="T1">SOD </text:span>+ Lead Span <text:span text:style-name="T1">X </text:span>Body Width <text:span text:style-name="T1">X </text:span>Height + <text:span text:style-name="T1">L </text:span>Lead Length <text:span text:style-name="T1">X </text:span>Width</text:p>
      <text:p text:style-name="P10"><text:span text:style-name="T5">82.SOT</text:span><text:span text:style-name="T10">143</text:span><text:span text:style-name="T4"> </text:span><text:span text:style-name="T23">............. </text:span>SOT143 ...................................................................................................................... <text:span text:style-name="T1">SOT143- </text:span>+ Pin Qty. + <text:span text:style-name="T1">P </text:span>Pitch <text:span text:style-name="T1">_ </text:span>Lead Span <text:span text:style-name="T1">X </text:span>Body Height + <text:span text:style-name="T1">L </text:span>Lead Length</text:p>
      <text:p text:style-name="P10"><text:span text:style-name="T5">83.</text:span><text:span text:style-name="T10">SOT343</text:span><text:span text:style-name="T4"> </text:span><text:span text:style-name="T23">............. </text:span>SOT343 ...................................................................................................................... <text:span text:style-name="T1">SOT343- </text:span>+ Pin Qty. + <text:span text:style-name="T1">P </text:span>Pitch <text:span text:style-name="T1">_ </text:span>Lead Span <text:span text:style-name="T1">X </text:span>Body Height + <text:span text:style-name="T1">L </text:span>Lead Length</text:p>
      <text:p text:style-name="P10"><text:span text:style-name="T5">84.</text:span><text:span text:style-name="T10">SOT23</text:span><text:span text:style-name="T4"> </text:span><text:span text:style-name="T23">.............. </text:span>SOT23 ........................................................................................................................ <text:span text:style-name="T1">SOT23- </text:span>+ Pin Qty. + <text:span text:style-name="T1">P </text:span>Pitch <text:span text:style-name="T1">_ </text:span>Lead Span <text:span text:style-name="T1">X </text:span>Body Height + <text:span text:style-name="T1">L </text:span>Lead Length</text:p>
      <text:p text:style-name="P10"><text:span text:style-name="T5">85.</text:span><text:span text:style-name="T10">SOT223</text:span><text:span text:style-name="T4"> </text:span><text:span text:style-name="T23">............. </text:span>SOT223 ...................................................................................................................... <text:span text:style-name="T1">SOT223- </text:span>+ Pin Qty. + <text:span text:style-name="T1">P </text:span>Pitch <text:span text:style-name="T1">_ </text:span>Lead Span <text:span text:style-name="T1">X </text:span>Body Height + <text:span text:style-name="T1">L </text:span>Lead Length</text:p>
      <text:p text:style-name="P10"><text:span text:style-name="T5">86.T</text:span><text:span text:style-name="T10">HRMC</text:span><text:span text:style-name="T4"> </text:span><text:span text:style-name="T23">.............. </text:span>Thermistors, Chip .............................................................................................................................. <text:span text:style-name="T1">THRMC </text:span>+ Body Length + Width <text:span text:style-name="T1">X </text:span>Height + <text:span text:style-name="T1">L </text:span>Lead Width</text:p>
      <text:p text:style-name="P10"><text:span text:style-name="T5">87.</text:span><text:span text:style-name="T10">TRXSOFL</text:span><text:span text:style-name="T4"> </text:span><text:span text:style-name="T23">............ </text:span>Transistors, Small Outline, Flat Lead, 3 - 6 pin .................................................................. <text:span text:style-name="T1">TRXSOFL </text:span>+ Pin Qty. + <text:span text:style-name="T1">P </text:span>Pitch <text:span text:style-name="T1">_ </text:span>+ Lead Span <text:span text:style-name="T1">X </text:span>Body Height + <text:span text:style-name="T1">L </text:span>Lead Length <text:span text:style-name="T1">X </text:span>Width</text:p>
      <text:p text:style-name="P10"><text:span text:style-name="T5">88.</text:span><text:span text:style-name="T10">TRXDFN</text:span><text:span text:style-name="T4"> </text:span><text:span text:style-name="T23">............. </text:span>Transistors, Dual Flat No-lead ....................................................................................... <text:span text:style-name="T1">TRXDFN </text:span>+ Pin Qty. <text:span text:style-name="T1">_ </text:span>Body Length <text:span text:style-name="T1">X </text:span>Body Width <text:span text:style-name="T1">X </text:span>Height + <text:span text:style-name="T1">L </text:span>Lead Length <text:span text:style-name="T1">X </text:span>Width</text:p>
      <text:p text:style-name="P3"><text:span text:style-name="T5">89.</text:span><text:span text:style-name="T1">VARC</text:span><text:span text:style-name="T4"> </text:span><text:span text:style-name="T23">............... </text:span>Varistors, Chip ................................................................................................................................. <text:span text:style-name="T1">VARC </text:span>+ Body Length <text:span text:style-name="T1">X </text:span>Width <text:span text:style-name="T1">X </text:span>Height + <text:span text:style-name="T1">L </text:span>Lead Widt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0T16:10:19.758000000</meta:creation-date>
    <dc:date>2020-03-10T21:10:47.464000000</dc:date>
    <meta:editing-duration>PT4H6M31S</meta:editing-duration>
    <meta:editing-cycles>15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94" meta:word-count="2201" meta:character-count="20368" meta:non-whitespace-character-count="18046"/>
  </office:meta>
</office:document-meta>
</file>